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 style:list-style-name="">
      <style:text-properties officeooo:rsid="001b06dd" officeooo:paragraph-rsid="0003da00"/>
    </style:style>
    <style:style style:name="P2" style:family="paragraph" style:parent-style-name="Heading_20_1">
      <style:text-properties officeooo:paragraph-rsid="0003da00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text-properties officeooo:paragraph-rsid="0003da00"/>
    </style:style>
    <style:style style:name="P5" style:family="paragraph" style:parent-style-name="Text_20_body" style:list-style-name="L8">
      <style:text-properties officeooo:rsid="00194bb5" officeooo:paragraph-rsid="0003da00"/>
    </style:style>
    <style:style style:name="P6" style:family="paragraph" style:parent-style-name="Text_20_body" style:list-style-name="">
      <style:text-properties officeooo:rsid="001b06dd" officeooo:paragraph-rsid="0003da00"/>
    </style:style>
    <style:style style:name="P7" style:family="paragraph" style:parent-style-name="Text_20_body">
      <style:text-properties officeooo:rsid="00173142" officeooo:paragraph-rsid="0003da00"/>
    </style:style>
    <style:style style:name="P8" style:family="paragraph" style:parent-style-name="Text_20_body">
      <style:text-properties officeooo:rsid="001c8841" officeooo:paragraph-rsid="0003da00"/>
    </style:style>
    <style:style style:name="P9" style:family="paragraph" style:parent-style-name="Text_20_body" style:list-style-name="L4">
      <style:text-properties officeooo:rsid="00185e6a" officeooo:paragraph-rsid="0003da00"/>
    </style:style>
    <style:style style:name="P10" style:family="paragraph" style:parent-style-name="Text_20_body">
      <style:text-properties officeooo:rsid="00185e6a" officeooo:paragraph-rsid="0003da00"/>
    </style:style>
    <style:style style:name="P11" style:family="paragraph" style:parent-style-name="Text_20_body" style:list-style-name="L4">
      <style:text-properties fo:font-weight="normal" officeooo:rsid="00185e6a" officeooo:paragraph-rsid="0003da00" style:font-weight-asian="normal" style:font-weight-complex="normal"/>
    </style:style>
    <style:style style:name="P12" style:family="paragraph" style:parent-style-name="Text_20_body" style:list-style-name="L4">
      <style:text-properties fo:font-weight="normal" officeooo:rsid="00194bb5" officeooo:paragraph-rsid="0003da00" style:font-weight-asian="normal" style:font-weight-complex="normal"/>
    </style:style>
    <style:style style:name="P13" style:family="paragraph" style:parent-style-name="Text_20_body" style:list-style-name="L7">
      <style:text-properties fo:font-weight="normal" officeooo:rsid="00194bb5" officeooo:paragraph-rsid="0003da00" style:font-weight-asian="normal" style:font-weight-complex="normal"/>
    </style:style>
    <style:style style:name="P14" style:family="paragraph" style:parent-style-name="Text_20_body">
      <style:text-properties fo:font-weight="normal" officeooo:rsid="00194bb5" officeooo:paragraph-rsid="0003da00" style:font-weight-asian="normal" style:font-weight-complex="normal"/>
    </style:style>
    <style:style style:name="P15" style:family="paragraph" style:parent-style-name="Text_20_body" style:list-style-name="L8">
      <style:text-properties officeooo:paragraph-rsid="0003da00"/>
    </style:style>
    <style:style style:name="P16" style:family="paragraph" style:parent-style-name="Text_20_body">
      <style:text-properties officeooo:paragraph-rsid="0003da00"/>
    </style:style>
    <style:style style:name="P17" style:family="paragraph" style:parent-style-name="Text_20_body" style:list-style-name="">
      <style:text-properties officeooo:rsid="0003da00" officeooo:paragraph-rsid="0003da00"/>
    </style:style>
    <style:style style:name="P18" style:family="paragraph" style:parent-style-name="Text_20_body">
      <style:text-properties officeooo:rsid="0003da00" officeooo:paragraph-rsid="0003da00"/>
    </style:style>
    <style:style style:name="P19" style:family="paragraph" style:parent-style-name="Text_20_body">
      <style:text-properties officeooo:rsid="0003faa6" officeooo:paragraph-rsid="0003faa6"/>
    </style:style>
    <style:style style:name="T1" style:family="text">
      <style:text-properties officeooo:rsid="001c8841"/>
    </style:style>
    <style:style style:name="T2" style:family="text">
      <style:text-properties officeooo:rsid="001d6075"/>
    </style:style>
    <style:style style:name="T3" style:family="text">
      <style:text-properties officeooo:rsid="00185e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94bb5"/>
    </style:style>
    <style:style style:name="T6" style:family="text">
      <style:text-properties officeooo:rsid="0003da0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hat Windows stuff will we be using?</text:h>
      <text:h text:style-name="P6" text:outline-level="1"/>
      <text:h text:style-name="P6" text:outline-level="1">Windows File Manager – to extract the zip file we will download with Microsoft Edge Browser</text:h>
      <text:h text:style-name="P6" text:outline-level="1">Microsoft Edge Browser – to download stuff and show our simple web site</text:h>
      <text:h text:style-name="P6" text:outline-level="1">Windows Notepad – to edit files</text:h>
      <text:h text:style-name="P17" text:outline-level="1">Windows Terminal – to run the python server script</text:h>
      <text:h text:style-name="P17" text:outline-level="1">Python – its a special programme that interprets the contents of the python files and executes these instructions.</text:h>
      <text:h text:style-name="P6" text:outline-level="1"/>
      <text:h text:style-name="P2" text:outline-level="1">Setup</text:h>
      <text:p text:style-name="P16"/>
      <text:p text:style-name="P7">So these steps may look a bit scary for some of you, but don’t worry I can help.</text:p>
      <text:p text:style-name="P7"/>
      <text:p text:style-name="P7">1) Download https://gbc.pellcorp.com/python3.zip to your Downloads directory and extract it to</text:p>
      <text:p text:style-name="P7">Downloads/python3 <text:span text:style-name="T6">directory.</text:span></text:p>
      <text:p text:style-name="P7"/>
      <text:p text:style-name="P7"><text:span text:style-name="T6">2</text:span>) Download <text:a xlink:type="simple" xlink:href="https://gbc.pellcorp.com/sample.zip" text:style-name="Internet_20_link" text:visited-style-name="Visited_20_Internet_20_Link">https://gbc.pellcorp.com/</text:a><text:a xlink:type="simple" xlink:href="https://gbc.pellcorp.com/sample.zip" text:style-name="Internet_20_link" text:visited-style-name="Visited_20_Internet_20_Link"><text:span text:style-name="T6">python</text:span></text:a><text:a xlink:type="simple" xlink:href="https://gbc.pellcorp.com/sample.zip" text:style-name="Internet_20_link" text:visited-style-name="Visited_20_Internet_20_Link"><text:span text:style-name="T2">-</text:span></text:a><text:a xlink:type="simple" xlink:href="https://gbc.pellcorp.com/sample.zip" text:style-name="Internet_20_link" text:visited-style-name="Visited_20_Internet_20_Link">sample.zip</text:a> to Downloads directory and <text:span text:style-name="T3">Extract All to Downloads/</text:span><text:span text:style-name="T6">python</text:span><text:span text:style-name="T2">-sample directory.</text:span></text:p>
      <text:p text:style-name="P7"/>
      <text:p text:style-name="P8"><text:span text:style-name="T6">3</text:span>) Use Windows File Explorer to find the Downloads/<text:span text:style-name="T2">static-</text:span>sample/index.html and double click it to open it with Edge.</text:p>
      <text:p text:style-name="P8"/>
      <text:p text:style-name="P18">4) Open a CMD Terminal</text:p>
      <text:p text:style-name="P18"/>
      <text:p text:style-name="P18">5) Change directory to the Downloads\python-sample directory</text:p>
      <text:p text:style-name="P18"/>
      <text:p text:style-name="P18">6) Run the server.bat file</text:p>
      <text:p text:style-name="P18"/>
      <text:p text:style-name="P18">7) Open Microsoft Edge and change the location to <text:a xlink:type="simple" xlink:href="http://127.0.0.1:8080/" text:style-name="Internet_20_link" text:visited-style-name="Visited_20_Internet_20_Link">http://127.0.0.1:8080/</text:a></text:p>
      <text:h text:style-name="P4" text:outline-level="2"><text:soft-page-break/><text:span text:style-name="T1">Cat Quotes </text:span>Website</text:h>
      <text:p text:style-name="P16"/>
      <text:p text:style-name="P10"><text:span text:style-name="T2">T</text:span>his cat quotes web site is very basic.</text:p>
      <text:p text:style-name="P10"/>
      <text:list xml:id="list225458038" text:style-name="L4">
        <text:list-item>
          <text:p text:style-name="P9">It has a title: <text:span text:style-name="T4">Cat Bible Quotes</text:span></text:p>
        </text:list-item>
        <text:list-item>
          <text:p text:style-name="P11">It has a cute cat photo</text:p>
        </text:list-item>
        <text:list-item>
          <text:p text:style-name="P12">It has a random quote in yellow</text:p>
        </text:list-item>
      </text:list>
      <text:p text:style-name="P14"/>
      <text:p text:style-name="P14">There are <text:span text:style-name="T6">5</text:span> files <text:span text:style-name="T6">python</text:span><text:span text:style-name="T2">-sample.zip file you will extract:</text:span></text:p>
      <text:p text:style-name="P14"/>
      <text:list xml:id="list2077803152" text:style-name="L7">
        <text:list-item>
          <text:p text:style-name="P13">server.py – This is a very simple python server that provides the random quote but also “hosts”</text:p>
        </text:list-item>
        <text:list-item>
          <text:p text:style-name="P13">the web site.</text:p>
        </text:list-item>
        <text:list-item>
          <text:p text:style-name="P13">The server.bat – is a simple batch file (a text file with some instructions windows understands)</text:p>
        </text:list-item>
        <text:list-item>
          <text:p text:style-name="P13">to have the server.py start running</text:p>
        </text:list-item>
        <text:list-item>
          <text:p text:style-name="P13">The index.html is the file that Edge will first read to display the web site</text:p>
        </text:list-item>
        <text:list-item>
          <text:p text:style-name="P13">The cat.jpg – is a cute cat picture</text:p>
        </text:list-item>
        <text:list-item>
          <text:p text:style-name="P13">The dog.jpg – is a cute dogs picture</text:p>
        </text:list-item>
      </text:list>
      <text:p text:style-name="P16"/>
      <text:p text:style-name="P16"/>
      <text:h text:style-name="P3" text:outline-level="1">Exerci<text:span text:style-name="T6">s</text:span>es</text:h>
      <text:p text:style-name="Text_20_body"/>
      <text:p text:style-name="Text_20_body">The following exercises are a bit more advanced and will require you to stop and restart the python</text:p>
      <text:p text:style-name="Text_20_body">server.py script.</text:p>
      <text:p text:style-name="Text_20_body"/>
      <text:p text:style-name="Text_20_body">Restarting the server requires you to use the CTRL-C keys (CTRL + ‘C’ together), and it might take a</text:p>
      <text:p text:style-name="Text_20_body">few seconds to exit. If you get tired of waiting you can kill the Term window, and repeat steps 3 to 5</text:p>
      <text:p text:style-name="Text_20_body">from Setup above.</text:p>
      <text:p text:style-name="Text_20_body"/>
      <text:p text:style-name="Text_20_body">1. Add a new quote to the list</text:p>
      <text:p text:style-name="Text_20_body">2. Change the server to always return the same quote</text:p>
      <text:p text:style-name="Text_20_body">3. This one is extra hard: Change the server so it returns the quotes in order, one at a time each</text:p>
      <text:p text:style-name="Text_20_body">time you refresh the page.</text:p>
      <text:p text:style-name="P19">4. Even Harder, append a number to the end of the url (/quote/1) and return that quote from the list!</text:p>
      <text:p text:style-name="P19"/>
      <text:p text:style-name="P19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1:08:05.980660593</meta:creation-date>
    <dc:date>2022-10-11T11:14:52.449528928</dc:date>
    <meta:editing-duration>PT6M46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3" meta:paragraph-count="40" meta:word-count="401" meta:character-count="2286" meta:non-whitespace-character-count="1926"/>
  </office:meta>
</office:document-meta>
</file>